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7" style:family="text">
      <style:text-properties style:font-name-asian="Times New Roman2" style:font-name-complex="Times New Roman2"/>
    </style:style>
    <style:style style:name="T8" style:family="text">
      <style:text-properties fo:font-weight="bold" style:font-name-asian="Times New Roman2" style:font-weight-asian="bold" style:font-name-complex="Times New Roman2" style:font-weight-complex="bold"/>
    </style:style>
    <style:style style:name="T9" style:family="text">
      <style:text-properties fo:font-weight="normal" style:font-name-asian="Times New Roman2" style:font-weight-asian="normal" style:font-name-complex="Times New Roman2" style:font-weight-complex="normal"/>
    </style:style>
    <style:style style:name="T10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81.png" xlink:type="simple" xlink:show="embed" xlink:actuate="onLoad"/></draw:frame></text:p>
          </table:table-cell>
          <table:table-cell table:style-name="Table1.B1" office:value-type="string">
            <text:h text:style-name="P6" text:outline-level="1">Излом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1">C</text:span><text:span text:style-name="T4">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081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7">Блок </text:span><text:span text:style-name="T8">векторизован</text:span><text:span text:style-name="T9">, реализует преобразование вектора входных сигналов посредством единой нелинейной статической характеристики типа "Излом" по следующему алгоритму: </text:span></text:p>
            <text:p text:style-name="P5"><draw:frame draw:style-name="fr2" draw:name="graphics1" text:anchor-type="as-char" svg:width="7.939cm" svg:height="7.939cm" draw:z-index="2"><draw:image xlink:href="../images/0081_static.png" xlink:type="simple" xlink:show="embed" xlink:actuate="onLoad"/></draw:frame></text:p>
            <text:p text:style-name="P5"><draw:frame draw:style-name="fr3" draw:name="Объект1" text:anchor-type="as-char" svg:width="6.533cm" svg:height="1.393cm" draw:z-index="3"><draw:object xlink:href="./Object 2" xlink:type="simple" xlink:show="embed" xlink:actuate="onLoad"/><draw:image xlink:href="./ObjectReplacements/Object 2" xlink:type="simple" xlink:show="embed" xlink:actuate="onLoad"/></draw:frame>,</text:p>
            <text:p text:style-name="P4"><text:span text:style-name="T9">где </text:span><text:span text:style-name="T3">x(t)</text:span><text:span text:style-name="T2"> </text:span><text:span text:style-name="T9">– вектор входных сигналов; </text:span><text:span text:style-name="T3">y(t)</text:span><text:span text:style-name="T2"> </text:span><text:span text:style-name="T9">– вектор </text:span><text:span text:style-name="T5">выходных</text:span><text:span text:style-name="T9"> сигналов.</text:span></text:p>
            <text:p text:style-name="P4"><text:span text:style-name="T6">Свойства</text:span>:</text:p>
            <text:list xml:id="list7136254873877054971" text:style-name="L1">
              <text:list-item>
                <text:p text:style-name="P7"><text:span text:style-name="T2">K </text:span><text:span text:style-name="T5">при </text:span><text:span text:style-name="T2">x &lt; 0 </text:span><text:span text:style-name="T9">– </text:span><text:span text:style-name="T5">коэффициент </text:span><text:span text:style-name="T3">k₁</text:span><text:span text:style-name="T9">.</text:span></text:p>
              </text:list-item>
              <text:list-item>
                <text:p text:style-name="P7"><text:span text:style-name="T2">K </text:span><text:span text:style-name="T5">при </text:span><text:span text:style-name="T2">x &gt; 0 </text:span><text:span text:style-name="T9">– </text:span><text:span text:style-name="T5">коэффициент </text:span><text:span text:style-name="T3">k₂</text:span><text:span text:style-name="T9">.</text:span></text:p>
              </text:list-item>
              <text:list-item>
                <text:p text:style-name="P7"><text:span text:style-name="T9">Точка излома – </text:span><text:span text:style-name="T3">x₀</text:span><text:span text:style-name="T9">.</text:span></text:p>
              </text:list-item>
            </text:list>
            <text:p text:style-name="P4"><text:span text:style-name="T8">Примечание:</text:span><text:span text:style-name="T9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10">Мультиплексор</text:span><text:span text:style-name="T9">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злом</dc:title>
    <dc:date>2014-12-09T13:06:27.13</dc:date>
    <meta:generator>OpenOffice/4.1.1$Win32 OpenOffice.org_project/411m6$Build-9775</meta:generator>
    <meta:editing-duration>PT2H25M49S</meta:editing-duration>
    <meta:editing-cycles>70</meta:editing-cycles>
    <meta:document-statistic meta:table-count="1" meta:image-count="3" meta:object-count="1" meta:page-count="1" meta:paragraph-count="15" meta:word-count="87" meta:character-count="525"/>
  </office:meta>
</office:document-meta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sub>
                        <mi>k</mi>
                        <mn>1</mn>
                      </msub>
                      <mo stretchy="false">⋅</mo>
                      <mi>x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x</mi>
                        <mn>0</mn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n>2</mn>
                      </msub>
                      <mo stretchy="false">⋅</mo>
                      <mi>x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sub>
                        <mi>x</mi>
                        <mn>0</mn>
                      </msub>
                    </mrow>
                  </mrow>
                </mtd>
              </mtr>
            </mtable>
          </mrow>
        </mrow>
      </mrow>
    </mrow>
    <annotation encoding="StarMath 5.0">y(t) = left lbrace stack{
alignl k_1 cdot x(t), ~ если ~ x(t) &lt; x_0 #
alignl k_2 cdot x(t), ~ если ~ x(t) &gt;= x_0 
} right none
</annotation>
  </semantics>
</math>
</file>